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Button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uttonElementImpl.setTabIndex( int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uttonElement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uttonElementImpl.get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uttonElementImpl.setAccessKey( String access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ButtonElementImpl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uttonElementImpl.getTab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MLButtonElementImpl.set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uttonElementImpl.HTMLButton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uttonElement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uttonElem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uttonElementImpl.getAccess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